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rsid="0012672a" officeooo:paragraph-rsid="0012672a"/>
    </style:style>
    <style:style style:name="P2" style:family="paragraph" style:parent-style-name="Standard">
      <style:text-properties officeooo:rsid="0012672a" officeooo:paragraph-rsid="0012672a"/>
    </style:style>
    <style:style style:name="P3" style:family="paragraph" style:parent-style-name="Standard" style:list-style-name="L1">
      <style:text-properties officeooo:rsid="0012672a" officeooo:paragraph-rsid="0012672a"/>
    </style:style>
    <style:style style:name="P4" style:family="paragraph" style:parent-style-name="Standard" style:list-style-name="L2">
      <style:text-properties officeooo:rsid="0012672a" officeooo:paragraph-rsid="001267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irectivas de grupo</text:h>
      <text:p text:style-name="P2">Se suele usar para estas tareas:</text:p>
      <text:list text:style-name="L1">
        <text:list-item>
          <text:p text:style-name="P3"><text:span text:style-name="T1">Automatización y mantenimiento:</text:span> Actualización de software y sistemas operativos, así como tareas rutinarias de mantenimiento.</text:p>
        </text:list-item>
        <text:list-item>
          <text:p text:style-name="P3"><text:span text:style-name="T1">Facilitar configuraciones estándar: </text:span>Configurar automáticamente impresoras, mapeo de unidades de red o ajustes predeterminados para usuarios.</text:p>
        </text:list-item>
        <text:list-item>
          <text:p text:style-name="P3"><text:span text:style-name="T1">Control de acceso:</text:span> Restringir el uso de ciertos programas, unidades de disco o funciones del sistema operativo.</text:p>
        </text:list-item>
        <text:list-item>
          <text:p text:style-name="P3"><text:span text:style-name="T1">Gestión de seguridad: </text:span>Establecer políticas de contraseñas, bloqueo de cuentas tras intentos fallidos, y configuración de firewalls.</text:p>
        </text:list-item>
      </text:list>
      <text:p text:style-name="P2"/>
      <text:p text:style-name="P2">Ejemplos Prácticos</text:p>
      <text:list text:style-name="L2">
        <text:list-item>
          <text:p text:style-name="P4"><text:span text:style-name="T1">Restricción de acceso a aplicaciones específicas: </text:span>Un administrador puede impedir que los usuarios ejecuten programas no autorizados. Esto se logra configurando una política dentro de la GPO que especifique las aplicaciones permitidas o bloqueadas.</text:p>
          <text:p text:style-name="P4"/>
        </text:list-item>
        <text:list-item>
          <text:p text:style-name="P4"><text:span text:style-name="T1">Configuración de fondos de pantalla corporativos: </text:span><text:span text:style-name="T2">P</text:span>ara unificar la imagen corporativa, una directiva de grupo puede establecer automáticamente un fondo de pantalla en todos los equipos dentro del dominio.</text:p>
          <text:p text:style-name="P4"/>
        </text:list-item>
        <text:list-item>
          <text:p text:style-name="P4"><text:span text:style-name="T1">Políticas de contraseñas estrictas: </text:span>Se pueden configurar requisitos <text:s/>de contraseñas para fortalecer la seguridad de la red.</text:p>
          <text:p text:style-name="P4"/>
        </text:list-item>
        <text:list-item>
          <text:p text:style-name="P4"><text:span text:style-name="T1">Mapeo automático de unidades de red: </text:span>Por ejemplo, los empleados de la unidad de Recursos Humanos pueden obtener automáticamente acceso al directorio compartido "HR_Archivos" cada vez que inician sesión en sus equipos.</text:p>
          <text:p text:style-name="P4"/>
        </text:list-item>
        <text:list-item>
          <text:p text:style-name="P4"><text:span text:style-name="T1">Despliegue de actualizaciones:</text:span> Las GPO permiten configurar las actualizaciones automáticas de Windows para garantizar que todos los equipos estén protegidos contra vulnerabilidad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2672a" officeooo:paragraph-rsid="001267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 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3:45:10.558000000</meta:creation-date>
    <dc:date>2025-04-03T13:53:44.105000000</dc:date>
    <meta:editing-duration>PT8M33S</meta:editing-duration>
    <meta:editing-cycles>1</meta:editing-cycles>
    <meta:document-statistic meta:table-count="0" meta:image-count="0" meta:object-count="0" meta:page-count="1" meta:paragraph-count="17" meta:word-count="230" meta:character-count="1613" meta:non-whitespace-character-count="1407"/>
    <meta:generator>LibreOffice/24.8.5.2$Windows_X86_64 LibreOffice_project/fddf2685c70b461e7832239a0162a77216259f22</meta:generator>
  </office:meta>
</office:document-meta>
</file>